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Uralic" svg:font-family="'Bookman Uralic'" style:font-pitch="variable"/>
    <style:font-face style:name="MathJax_Math" svg:font-family="MathJax_Math" style:font-pitch="variable"/>
    <style:font-face style:name="MathJax_Script" svg:font-family="MathJax_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5.361cm" fo:min-width="5.724cm" fo:padding-top="0.204cm" fo:padding-bottom="0.204cm" fo:padding-left="0.329cm" fo:padding-right="0.329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svg:stroke-width="0.053cm" svg:stroke-color="#ff0000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svg:stroke-color="#ff0000" draw:marker-start-width="0.279cm" draw:fill="none" draw:fill-color="#ffffff" draw:textarea-horizontal-align="left" draw:auto-grow-height="true" draw:auto-grow-width="true" fo:min-height="0.712cm" fo:min-width="0.425cm"/>
    </style:style>
    <style:style style:name="gr5" style:family="graphic" style:parent-style-name="standard">
      <style:graphic-properties draw:stroke="none" svg:stroke-width="0.053cm" svg:stroke-color="#ff0000" draw:marker-start-width="0.279cm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draw:shadow="visible" draw:shadow-opacity="32%"/>
    </style:style>
    <style:style style:name="gr8" style:family="graphic" style:parent-style-name="objectwithoutfill">
      <style:graphic-properties draw:stroke="solid" svg:stroke-width="0.106cm" draw:marker-start-width="0.36cm" draw:marker-end-width="0.36cm" draw:fill="none" draw:textarea-vertical-align="middle" fo:padding-top="0.179cm" fo:padding-bottom="0.179cm" fo:padding-left="0.304cm" fo:padding-right="0.304cm" draw:shadow="visible" draw:shadow-opacity="32%"/>
    </style:style>
    <style:style style:name="gr9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618cm" fo:min-width="0.108cm" fo:padding-top="0.204cm" fo:padding-bottom="0.204cm" fo:padding-left="0.329cm" fo:padding-right="0.329cm" draw:shadow="visible" draw:shadow-opacity="32%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617cm" fo:min-width="0.109cm" fo:padding-top="0.204cm" fo:padding-bottom="0.204cm" fo:padding-left="0.329cm" fo:padding-right="0.329cm" draw:shadow="visible" draw:shadow-opacity="32%"/>
    </style:style>
    <style:style style:name="gr11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618cm" fo:min-width="0.107cm" fo:padding-top="0.204cm" fo:padding-bottom="0.204cm" fo:padding-left="0.329cm" fo:padding-right="0.329cm" draw:shadow="visible" draw:shadow-opacity="32%"/>
    </style:style>
    <style:style style:name="gr12" style:family="graphic" style:parent-style-name="objectwithoutfill">
      <style:graphic-properties svg:stroke-width="0.081cm" svg:stroke-color="#0000ff" draw:marker-start-width="0.321cm" draw:marker-end="Line_20_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solid" svg:stroke-width="0.018cm" svg:stroke-color="#ff0000" draw:marker-start="" draw:marker-start-width="0.227cm" draw:marker-end="" draw:marker-end-width="0.227cm" draw:fill-color="#ff0000" draw:textarea-vertical-align="middle" draw:auto-grow-height="false" fo:min-height="0.02cm" fo:min-width="0.71cm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solid" svg:stroke-width="0.018cm" svg:stroke-color="#ff0000" draw:marker-start="" draw:marker-start-width="0.227cm" draw:marker-end="" draw:marker-end-width="0.227cm" draw:fill-color="#ff0000" draw:textarea-vertical-align="middle" draw:auto-grow-height="false" fo:min-height="0.948cm" fo:min-width="0.175cm" fo:padding-top="0.134cm" fo:padding-bottom="0.134cm" fo:padding-left="0.259cm" fo:padding-right="0.259cm"/>
    </style:style>
    <style:style style:name="gr16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18cm" svg:stroke-color="#ff0000" draw:marker-start="" draw:marker-start-width="0.227cm" draw:marker-end="" draw:marker-end-width="0.227cm" draw:fill-color="#ff0000" draw:textarea-vertical-align="middle" draw:auto-grow-height="false" fo:min-height="0.644cm" fo:min-width="0.021cm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033cm" fo:min-width="0cm" fo:padding-top="0.204cm" fo:padding-bottom="0.204cm" fo:padding-left="0.329cm" fo:padding-right="0.329cm" draw:shadow="visible" draw:shadow-opacity="32%"/>
    </style:style>
    <style:style style:name="gr21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035cm" fo:min-width="0cm" fo:padding-top="0.204cm" fo:padding-bottom="0.204cm" fo:padding-left="0.329cm" fo:padding-right="0.329cm" draw:shadow="visible" draw:shadow-opacity="32%"/>
    </style:style>
    <style:style style:name="gr22" style:family="graphic" style:parent-style-name="standard">
      <style:graphic-properties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0.034cm" fo:min-width="0cm" fo:padding-top="0.204cm" fo:padding-bottom="0.204cm" fo:padding-left="0.329cm" fo:padding-right="0.329cm" draw:shadow="visible" draw:shadow-opacity="32%"/>
    </style:style>
    <style:style style:name="gr23" style:family="graphic" style:parent-style-name="objectwithoutfill">
      <style:graphic-properties svg:stroke-width="0.081cm" svg:stroke-color="#000000" draw:marker-start-width="0.321cm" draw:marker-end="Small_20_Arrow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3cm" fo:min-width="0.722cm" fo:padding-top="0.142cm" fo:padding-bottom="0.142cm" fo:padding-left="0.267cm" fo:padding-right="0.267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color="#3465a4" draw:marker-start="Arrow" draw:marker-end="Arrow" draw:fill="none" draw:textarea-vertical-align="middle"/>
    </style:style>
    <style:style style:name="gr2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8" style:family="graphic" style:parent-style-name="standard">
      <style:graphic-properties draw:marker-start="Arrow" draw:marker-start-width="0.3cm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5cm" fo:min-width="0cm"/>
    </style:style>
    <style:style style:name="gr3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.69cm" fo:padding-top="0.165cm" fo:padding-bottom="0.165cm" fo:padding-left="0.29cm" fo:padding-right="0.29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text-shadow="none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color="#3465a4"/>
    </style:style>
    <style:style style:name="P11" style:family="paragraph">
      <loext:graphic-properties draw:fill="none" draw:fill-color="#ffffff"/>
      <style:text-properties fo:color="#3465a4"/>
    </style:style>
    <style:style style:name="P12" style:family="paragraph">
      <loext:graphic-properties draw:fill="none" draw:fill-color="#ffffff"/>
      <style:text-properties fo:color="#3465a4" style:font-name="MathJax_Math"/>
    </style:style>
    <style:style style:name="P13" style:family="paragraph">
      <style:text-properties fo:color="#3465a4" style:font-name="MathJax_Math"/>
    </style:style>
    <style:style style:name="T1" style:family="text">
      <style:text-properties fo:text-shadow="none"/>
    </style:style>
    <style:style style:name="T2" style:family="text">
      <style:text-properties style:font-name="MathJax_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844cm" svg:height="8.897cm" draw:transform="skewX (-0.270526034059121) rotate (1.57254165604689) translate (4.318cm 13.208cm)">
          <text:p text:style-name="P1"><text:s/></text:p>
          <draw:enhanced-geometry svg:viewBox="0 0 21600 21600" draw:glue-points="?f6 10800 10800 21600 ?f5 10800 10800 0" draw:text-areas="?f3 ?f3 ?f4 ?f4" draw:type="trapezoid" draw:modifiers="4850.9497206703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0.508cm" svg:height="0.508cm" svg:x="12.942cm" svg:y="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08cm" svg:height="0.508cm" svg:x="4.052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08cm" svg:height="0.508cm" svg:x="12.954cm" svg:y="8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508cm" svg:height="0.508cm" svg:x="4.06cm" svg:y="1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3" draw:text-style-name="P4" draw:layer="layout" svg:x1="8.89cm" svg:y1="7.874cm" svg:x2="11.43cm" svg:y2="6.858cm">
              <text:p/>
            </draw:line>
            <draw:line draw:style-name="gr3" draw:text-style-name="P4" draw:layer="layout" svg:x1="8.89cm" svg:y1="7.874cm" svg:x2="8.89cm" svg:y2="6.096cm">
              <text:p/>
            </draw:line>
            <draw:line draw:style-name="gr3" draw:text-style-name="P4" draw:layer="layout" svg:x1="8.89cm" svg:y1="7.874cm" svg:x2="10.922cm" svg:y2="8.636cm">
              <text:p/>
            </draw:line>
          </draw:g>
          <draw:frame draw:style-name="gr4" draw:text-style-name="P5" draw:layer="layout" svg:width="0.925cm" svg:height="0.962cm" svg:x="11.268cm" svg:y="6.296cm">
            <draw:text-box>
              <text:p><text:span text:style-name="T1">X</text:span></text:p>
            </draw:text-box>
          </draw:frame>
          <draw:frame draw:style-name="gr5" draw:text-style-name="P5" draw:layer="layout" svg:width="0.925cm" svg:height="0.962cm" svg:x="8.382cm" svg:y="5.18cm">
            <draw:text-box>
              <text:p><text:span text:style-name="T1">Y</text:span></text:p>
            </draw:text-box>
          </draw:frame>
          <draw:frame draw:style-name="gr5" draw:text-style-name="P5" draw:layer="layout" svg:width="0.891cm" svg:height="0.962cm" svg:x="10.722cm" svg:y="8.182cm">
            <draw:text-box>
              <text:p><text:span text:style-name="T1">Z</text:span></text:p>
            </draw:text-box>
          </draw:frame>
        </draw:g>
        <draw:frame draw:style-name="gr6" draw:text-style-name="P6" draw:layer="layout" svg:width="1.219cm" svg:height="0.965cm" svg:x="2.54cm" svg:y="2.08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6" draw:layer="layout" svg:width="1.226cm" svg:height="0.965cm" svg:x="13.506cm" svg:y="1.82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6" draw:layer="layout" svg:width="1.236cm" svg:height="0.965cm" svg:x="13.496cm" svg:y="8.33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6" draw:layer="layout" svg:width="1.26cm" svg:height="0.965cm" svg:x="2.804cm" svg:y="13.4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line draw:style-name="gr7" draw:text-style-name="P4" draw:layer="layout" svg:x1="15.392cm" svg:y1="11.604cm" svg:x2="21.514cm" svg:y2="11.218cm">
              <text:p/>
            </draw:line>
            <draw:line draw:style-name="gr8" draw:text-style-name="P4" draw:layer="layout" svg:x1="17.228cm" svg:y1="10.462cm" svg:x2="19.678cm" svg:y2="12.36cm">
              <text:p/>
            </draw:line>
            <draw:custom-shape draw:style-name="gr9" draw:text-style-name="P7" draw:layer="layout" svg:width="1.082cm" svg:height="1.45cm" draw:transform="skewX (-0.840026968984871) rotate (0.55710909723659) translate (15.718cm 10.5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7" draw:layer="layout" svg:width="1.083cm" svg:height="1.449cm" draw:transform="skewX (-0.842819495788062) rotate (0.554665636283798) translate (13.863cm 11.6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7" draw:layer="layout" svg:width="1.083cm" svg:height="1.449cm" draw:transform="skewX (-0.844390292114857) rotate (0.553967504583) translate (18.149cm 12.45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1.081cm" svg:height="1.45cm" draw:transform="skewX (-0.841248699461267) rotate (0.555363767984596) translate (20.001cm 11.31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4" draw:layer="layout" svg:x1="18.442cm" svg:y1="11.394cm" svg:x2="14.837cm" svg:y2="10.38cm">
              <text:p/>
            </draw:line>
          </draw:g>
          <draw:g>
            <draw:custom-shape draw:style-name="gr13" draw:text-style-name="P8" draw:layer="layout" svg:width="1.227cm" svg:height="0.287cm" draw:transform="skewX (0.431096325242599) rotate (-0.140673537710743) translate (19.613cm 10.126cm)">
              <text:p/>
              <draw:enhanced-geometry svg:viewBox="0 0 21600 21600" draw:mirror-horizontal="false" draw:mirror-vertical="false" draw:text-areas="0 0 21600 21600" draw:type="circular-arrow" draw:modifiers="-91.7933689726283 120.03868194194 9607.21856512274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14" draw:text-style-name="P5" draw:layer="layout" svg:width="1.83cm" svg:height="0.962cm" svg:x="18.447cm" svg:y="9.59cm">
              <draw:text-box>
                <text:p><text:span text:style-name="T1">Yaw</text:span></text:p>
              </draw:text-box>
            </draw:frame>
          </draw:g>
          <draw:g>
            <draw:custom-shape draw:style-name="gr15" draw:text-style-name="P8" draw:layer="layout" svg:width="0.692cm" svg:height="1.215cm" draw:transform="skewX (0.466002910282486) rotate (-0.129852496348378) translate (22.276cm 11.629cm)">
              <text:p/>
              <draw:enhanced-geometry svg:viewBox="0 0 21600 21600" draw:mirror-horizontal="false" draw:mirror-vertical="false" draw:text-areas="0 0 21600 21600" draw:type="circular-arrow" draw:modifiers="-62.5516553253518 178.615134956599 9875.58062076007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line draw:style-name="gr16" draw:text-style-name="P4" draw:layer="layout" svg:x1="22.97cm" svg:y1="12.62cm" svg:x2="21.53cm" svg:y2="12.101cm">
              <text:p/>
            </draw:line>
          </draw:g>
          <draw:g>
            <draw:custom-shape draw:style-name="gr17" draw:text-style-name="P8" draw:layer="layout" svg:width="0.539cm" svg:height="0.911cm" draw:transform="skewX (-0.468446371235278) rotate (-0.460592389601304) translate (17.29cm 12.729cm)">
              <text:p/>
              <draw:enhanced-geometry svg:viewBox="0 0 21600 21600" draw:mirror-horizontal="true" draw:mirror-vertical="false" draw:text-areas="0 0 21600 21600" draw:type="circular-arrow" draw:modifiers="-62.5516553253518 178.615134956599 9875.58062076007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line draw:style-name="gr16" draw:text-style-name="P4" draw:layer="layout" svg:x1="16.706cm" svg:y1="13.581cm" svg:x2="17.442cm" svg:y2="12.824cm">
              <text:p/>
            </draw:line>
          </draw:g>
          <draw:line draw:style-name="gr16" draw:text-style-name="P4" draw:layer="layout" svg:x1="20.277cm" svg:y1="9.932cm" svg:x2="20.277cm" svg:y2="10.847cm">
            <text:p/>
          </draw:line>
          <draw:frame draw:style-name="gr14" draw:text-style-name="P5" draw:layer="layout" svg:width="1.831cm" svg:height="0.962cm" svg:x="21.283cm" svg:y="12.714cm">
            <draw:text-box>
              <text:p><text:span text:style-name="T1">Roll</text:span></text:p>
            </draw:text-box>
          </draw:frame>
          <draw:frame draw:style-name="gr18" draw:text-style-name="P5" draw:layer="layout" svg:width="2.203cm" svg:height="1.673cm" svg:x="14.732cm" svg:y="12.943cm">
            <draw:text-box>
              <text:p><text:span text:style-name="T1">Pitch</text:span></text:p>
            </draw:text-box>
          </draw:frame>
        </draw:g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line draw:style-name="gr7" draw:text-style-name="P4" draw:layer="layout" svg:x1="7.568cm" svg:y1="14.355cm" svg:x2="7.466cm" svg:y2="16.126cm">
            <text:p/>
          </draw:line>
          <draw:line draw:style-name="gr8" draw:text-style-name="P4" draw:layer="layout" svg:x1="8.345cm" svg:y1="15.232cm" svg:x2="6.689cm" svg:y2="15.249cm">
            <text:p/>
          </draw:line>
          <draw:custom-shape draw:style-name="gr20" draw:text-style-name="P7" draw:layer="layout" svg:width="0.59cm" svg:height="0.623cm" draw:transform="skewX (-0.0752236907609556) rotate (-0.850324411571638) translate (8.367cm 14.7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7" draw:layer="layout" svg:width="0.588cm" svg:height="0.625cm" draw:transform="skewX (-0.0670206432765824) rotate (-0.849626279870839) translate (7.595cm 13.91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7" draw:layer="layout" svg:width="0.588cm" svg:height="0.624cm" draw:transform="skewX (-0.0783652834145455) rotate (-0.854338668851226) translate (6.712cm 14.8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7" draw:layer="layout" svg:width="0.589cm" svg:height="0.625cm" draw:transform="skewX (-0.0654498469497874) rotate (-0.849626279870839) translate (7.49cm 15.6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4" draw:layer="layout" svg:x1="7.531cm" svg:y1="15.243cm" svg:x2="8.267cm" svg:y2="14.574cm">
            <text:p/>
          </draw:line>
        </draw:g>
        <draw:custom-shape draw:style-name="gr24" draw:text-style-name="P2" draw:layer="layout" svg:width="2.032cm" svg:height="0.508cm" svg:x="17.78cm" svg:y="3.556cm">
          <text:p/>
          <draw:enhanced-geometry svg:viewBox="0 0 21600 21600" draw:mirror-vertical="false" draw:glue-points="?f6 10800 10800 21600 ?f5 10800 10800 0" draw:text-areas="?f3 ?f3 ?f4 ?f4" draw:mirror-horizontal="false" draw:type="trapezoid" draw:modifiers="4271.126414166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5" draw:text-style-name="P4" draw:layer="layout" svg:x1="18.796cm" svg:y1="4.318cm" svg:x2="18.796cm" svg:y2="15.24cm">
          <text:p/>
        </draw:line>
        <draw:line draw:style-name="gr25" draw:text-style-name="P4" draw:layer="layout" svg:x1="8.636cm" svg:y1="14.224cm" svg:x2="18.796cm" svg:y2="4.318cm">
          <text:p/>
        </draw:line>
        <draw:line draw:style-name="gr25" draw:text-style-name="P4" draw:layer="layout" svg:x1="9.144cm" svg:y1="15.24cm" svg:x2="18.796cm" svg:y2="15.24cm">
          <text:p/>
        </draw:line>
        <draw:path draw:style-name="gr26" draw:text-style-name="P4" draw:layer="layout" svg:width="1.26cm" svg:height="1.078cm" draw:transform="rotate (-1.10706234454) translate (17.9830617824876cm 5.86736490984775cm)" svg:viewBox="0 0 1261 1079" svg:d="M0 1079c1136 0 1312-1048 1250-1079">
          <text:p/>
        </draw:path>
        <draw:line draw:style-name="gr27" draw:text-style-name="P1" draw:layer="layout" svg:x1="17.78cm" svg:y1="4.318cm" svg:x2="8.636cm" svg:y2="13.208cm">
          <text:p/>
        </draw:line>
        <draw:line draw:style-name="gr27" draw:text-style-name="P1" draw:layer="layout" svg:x1="9.144cm" svg:y1="14.732cm" svg:x2="18.796cm" svg:y2="14.732cm">
          <text:p/>
        </draw:line>
        <draw:line draw:style-name="gr28" draw:text-style-name="P1" draw:layer="layout" svg:x1="9.652cm" svg:y1="17.526cm" svg:x2="8.382cm" svg:y2="16.256cm">
          <text:p/>
        </draw:line>
        <draw:frame draw:style-name="gr29" draw:text-style-name="P11" draw:layer="layout" svg:width="4.16cm" svg:height="0.962cm" svg:x="8.836cm" svg:y="16.056cm">
          <draw:text-box>
            <text:p text:style-name="P10">Roll direction</text:p>
          </draw:text-box>
        </draw:frame>
        <draw:frame draw:style-name="gr29" draw:text-style-name="P11" draw:layer="layout" svg:width="3.296cm" svg:height="0.967cm" svg:x="12.708cm" svg:y="13.77cm">
          <draw:text-box>
            <text:p text:style-name="P10"><text:span text:style-name="T2">x</text:span> Position</text:p>
          </draw:text-box>
        </draw:frame>
        <draw:frame draw:style-name="gr29" draw:text-style-name="P12" draw:layer="layout" svg:width="2.14cm" svg:height="0.848cm" draw:transform="rotate (0.761661685570325) translate (11.677cm 9.038cm)">
          <draw:text-box>
            <text:p text:style-name="P10"><text:span text:style-name="T2">l = sz</text:span></text:p>
          </draw:text-box>
        </draw:frame>
        <draw:frame draw:style-name="gr30" draw:text-style-name="P12" draw:layer="layout" svg:width="2.911cm" svg:height="0.848cm" draw:transform="rotate (-0.505447351377558) translate (16.23cm 6.7cm)">
          <draw:text-box>
            <text:p text:style-name="P13"><text:span text:style-name="T2">α = V_d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g>
            <draw:line draw:style-name="gr31" draw:text-style-name="P4" draw:layer="layout" svg:x1="9.414cm" svg:y1="8.895cm" svg:x2="15.176cm" svg:y2="13.207cm">
              <text:p/>
            </draw:line>
            <draw:line draw:style-name="gr31" draw:text-style-name="P4" draw:layer="layout" svg:x1="15.472cm" svg:y1="12.74cm" svg:x2="9.117cm" svg:y2="9.362cm">
              <text:p/>
            </draw:line>
            <draw:custom-shape draw:style-name="gr32" draw:text-style-name="P2" draw:layer="layout" svg:width="1.794cm" svg:height="0.138cm" draw:transform="rotate (-0.565486677646162) translate (8.674cm 8.3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2" draw:text-style-name="P2" draw:layer="layout" svg:width="1.794cm" svg:height="0.138cm" draw:transform="rotate (-0.565486677646162) translate (8.342cm 8.795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2" draw:text-style-name="P2" draw:layer="layout" svg:width="1.794cm" svg:height="0.139cm" draw:transform="rotate (-0.565486677646162) translate (14.477cm 12.68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2" draw:text-style-name="P2" draw:layer="layout" svg:width="1.794cm" svg:height="0.139cm" draw:transform="rotate (-0.565486677646162) translate (14.794cm 12.22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line draw:style-name="gr33" draw:text-style-name="P4" draw:layer="layout" svg:x1="15.223cm" svg:y1="13.24cm" svg:x2="15.345cm" svg:y2="12.94cm">
            <text:p/>
          </draw:line>
          <draw:line draw:style-name="gr33" draw:text-style-name="P4" draw:layer="layout" svg:x1="9.076cm" svg:y1="9.339cm" svg:x2="9.198cm" svg:y2="9.039cm">
            <text:p/>
          </draw:line>
          <draw:line draw:style-name="gr33" draw:text-style-name="P4" draw:layer="layout" svg:x1="9.378cm" svg:y1="8.859cm" svg:x2="9.5cm" svg:y2="8.559cm">
            <text:p/>
          </draw:line>
          <draw:line draw:style-name="gr33" draw:text-style-name="P4" draw:layer="layout" svg:x1="15.526cm" svg:y1="12.762cm" svg:x2="15.648cm" svg:y2="12.462cm">
            <text:p/>
          </draw:line>
        </draw:g>
        <draw:line draw:style-name="gr34" draw:text-style-name="P4" draw:layer="layout" svg:x1="12.446cm" svg:y1="10.922cm" svg:x2="16.002cm" svg:y2="10.922cm">
          <text:p/>
        </draw:line>
        <draw:line draw:style-name="gr34" draw:text-style-name="P4" draw:layer="layout" svg:x1="12.446cm" svg:y1="10.922cm" svg:x2="12.446cm" svg:y2="5.334cm">
          <text:p/>
        </draw:line>
        <draw:line draw:style-name="gr34" draw:text-style-name="P4" draw:layer="layout" svg:x1="12.446cm" svg:y1="10.922cm" svg:x2="16.002cm" svg:y2="5.588cm">
          <text:p/>
        </draw:line>
        <draw:frame draw:style-name="gr29" draw:text-style-name="P11" draw:layer="layout" svg:width="5.37cm" svg:height="0.962cm" svg:x="15.449cm" svg:y="4.626cm">
          <draw:text-box>
            <text:p text:style-name="P10">Total Motors trust</text:p>
          </draw:text-box>
        </draw:frame>
        <draw:frame draw:style-name="gr29" draw:text-style-name="P12" draw:layer="layout" svg:width="3.165cm" svg:height="0.848cm" svg:x="11.176cm" svg:y="4.318cm">
          <draw:text-box>
            <text:p text:style-name="P10"><text:span text:style-name="T2">f_y = mg</text:span></text:p>
          </draw:text-box>
        </draw:frame>
        <draw:frame draw:style-name="gr35" draw:text-style-name="P12" draw:layer="layout" svg:width="1.524cm" svg:height="1.016cm" svg:x="16.002cm" svg:y="10.414cm">
          <draw:text-box>
            <text:p text:style-name="P10"><text:span text:style-name="T2">f_x</text:span></text:p>
          </draw:text-box>
        </draw:frame>
        <draw:frame draw:style-name="gr36" draw:text-style-name="P12" draw:layer="layout" svg:width="0.908cm" svg:height="0.848cm" svg:x="12.7cm" svg:y="7.706cm">
          <draw:text-box>
            <text:p text:style-name="P13"><text:span text:style-name="T2">α</text:span></text:p>
          </draw:text-box>
        </draw:frame>
        <draw:path draw:style-name="gr26" draw:text-style-name="P4" draw:layer="layout" svg:width="1.777cm" svg:height="0.761cm" svg:x="12.446cm" svg:y="7.62cm" svg:viewBox="0 0 1778 762" svg:d="M0 0c1016 0 1778 762 1778 762">
          <text:p/>
        </draw:path>
        <presentation:notes draw:style-name="dp2">
          <draw:page-thumbnail draw:style-name="gr19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man Uralic" svg:font-family="'Bookman Uralic'" style:font-pitch="variable"/>
    <style:font-face style:name="MathJax_Math" svg:font-family="MathJax_Math" style:font-pitch="variable"/>
    <style:font-face style:name="MathJax_Script" svg:font-family="MathJax_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dai </meta:initial-creator>
    <meta:creation-date>2017-09-28T11:34:18.173941863</meta:creation-date>
    <dc:date>2017-12-06T15:20:21.567932309</dc:date>
    <dc:creator>Hodai </dc:creator>
    <meta:editing-duration>PT8H42M21S</meta:editing-duration>
    <meta:editing-cycles>7</meta:editing-cycles>
    <meta:generator>LibreOffice/5.1.6.2$Linux_X86_64 LibreOffice_project/10m0$Build-2</meta:generator>
    <meta:document-statistic meta:object-count="105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2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3/content.xml><?xml version="1.0" encoding="utf-8"?>
<math xmlns="http://www.w3.org/1998/Math/MathML" display="block">
  <semantics>
    <msub>
      <mi>P</mi>
      <mn>3</mn>
    </msub>
    <annotation encoding="StarMath 5.0">P_3
</annotation>
  </semantics>
</math>
</file>

<file path=Object 4/content.xml><?xml version="1.0" encoding="utf-8"?>
<math xmlns="http://www.w3.org/1998/Math/MathML" display="block">
  <semantics>
    <msub>
      <mi>P</mi>
      <mn>4</mn>
    </msub>
    <annotation encoding="StarMath 5.0">P_4</annotation>
  </semantics>
</math>
</file>